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e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Curso Lógica de Programação<text:line-break/>console.clear();<text:line-break/>console.log("olá mundo"); //string<text:line-break/>console.log(typeof 5); //number<text:line-break/>console.log(typeof (8 &lt; 4)); //boolean<text:line-break/>console.log(8 &lt; 4);<text:line-break/>let objeto = { curso: "Engenharia de Computação" }; //object<text:line-break/>console.log(objeto); //pode colocar o conteúdo direto<text:line-break/><text:line-break/>function Nome() {<text:line-break/> <text:s/>return console.log("Henrique");<text:line-break/>}<text:line-break/>Nome();<text:line-break/><text:line-break/>let pessoa = {<text:line-break/> <text:s/>idade: 19<text:line-break/>};<text:line-break/>console.log(pessoa.idade);<text:line-break/><text:line-break/>//Operadores Relacionais<text:line-break/>let a = "2";<text:line-break/>let b = 2;<text:line-break/>let result = a == b; //compara os valores<text:line-break/>console.log("Valores são iguais:", result);<text:line-break/><text:line-break/>result = a === b; //compara os valores e os tipos<text:line-break/>console.log("valores e tipos são iguais:", result);<text:line-break/><text:line-break/>result = a != b;<text:line-break/>console.log("valores são diferentes:", result);<text:line-break/><text:line-break/>result = a !== b;<text:line-break/>console.log("valores e tipos são diferentes:", result);<text:line-break/><text:line-break/>//Sinais de maior que e menor que<text:line-break/>a = 3; //b = 2<text:line-break/>result = a &gt; b;<text:line-break/>console.log("a &gt; b:", result);<text:line-break/>//Sinais de &gt;= e &lt;=<text:line-break/>result = a &lt;= b;<text:line-break/>console.log("a &lt;= b:", result);<text:line-break/><text:line-break/>//operador ternário (?)<text:line-break/>//verifica condição - se for true executa valor; se false valor2<text:line-break/>result = a &gt;= b ? "verdadeiro" : "falso";<text:line-break/>console.log(result);<text:line-break/>//pode ser usado o if também<text:line-break/>if (a &lt; b) {<text:line-break/> <text:s/>result = "verdadeiro";<text:line-break/>} else {<text:line-break/> <text:s/>result = "falso";<text:line-break/>}<text:line-break/><text:soft-page-break/>console.log(result);<text:line-break/><text:line-break/>//Operadores aritméticos<text:line-break/>//+ soma; - subtrai; * multiplica; / divide<text:line-break/>console.clear();<text:line-break/>let exemplo = 2 - 3;<text:line-break/>console.log(exemplo);<text:line-break/>exemplo = "2" + 3; //concatena os valores<text:line-break/>console.log(exemplo);<text:line-break/>//** para potência<text:line-break/>exemplo = 2 ** 3;<text:line-break/>console.log(exemplo);<text:line-break/>//% pega o resto da divisão<text:line-break/>exemplo = 10 % 4;<text:line-break/>console.log(exemplo);<text:line-break/><text:line-break/>//Operadores de atribuição<text:line-break/>exemplo = 45; // = atribui valor a variável<text:line-break/>exemplo += 10; // +=; -=; *=; /=; **=; %= atribui fazendo a operação<text:line-break/>//com o conteúdo armazenado anteriormente<text:line-break/><text:line-break/>//Operadores lógicos<text:line-break/>console.clear();<text:line-break/>//e (&amp;&amp;); ou ( || ); negação (!)<text:line-break/>let x = 5;<text:line-break/>let y = 10;<text:line-break/>let z = 0;<text:line-break/>if (x &lt; y &amp;&amp; y &lt; 20) {<text:line-break/> <text:s/>z = 200;<text:line-break/>}<text:line-break/>console.log(z);<text:line-break/><text:line-break/>if (!(x &gt; y) || y === 20) {<text:line-break/> <text:s/>z = 400;<text:line-break/>}<text:line-break/>console.log(z);<text:line-break/><text:line-break/>//Operador de incremento ++ <text:span text:style-name="T1">e decremento --</text:span><text:line-break/>console.clear();<text:line-break/>let incrementa = 0;<text:line-break/>//++ aumenta de 1 em 1 o valor da variável<text:line-break/>console.log(incrementa);<text:line-break/>//setTimeout(() =&gt; {<text:line-break/><text:line-break/>//}, timeout); executa a função uma única vez após um tempo definido<text:line-break/><text:line-break/>//setInterval(() =&gt; {//executa indefinidamente<text:line-break/>//incrementa++<text:line-break/>//console.log(incrementa)<text:line-break/>//}, 3000); //equivale a 3 segundos<text:line-break/><text:line-break/>console.clear();<text:line-break/><text:soft-page-break/>//Variáveis: espaço alocado na memória<text:line-break/>var nome; //em desuso<text:line-break/>//pode ser usada ao longo de todo o código<text:line-break/>//pode ser reatribuída<text:line-break/><text:line-break/>let ex;<text:line-break/>//pode ser usada só dentro do escopo onde foi declarada<text:line-break/>//pode ser reatribuída<text:line-break/><text:line-break/>const teste = 33;<text:line-break/>//pode ser usada só dentro do escopo onde foi declarada<text:line-break/>//não pode ser reatribuída<text:line-break/>const TesteFunc = function () {<text:line-break/> <text:s/>return "teste de função";<text:line-break/>};<text:line-break/>console.log(TesteFunc());<text:line-break/><text:line-break/>const TesteArray = {<text:line-break/> <text:s/>codigo: [35]<text:line-break/>};<text:line-break/>console.log(TesteArray.codigo);<text:line-break/><text:line-break/>//Estrutura Sequencial: entrada x processamento x saída de dados<text:line-break/>//Estrutura Condicional: simples x composto<text:line-break/>//Estrutura de Repetição: processamento submetido a repetição<text:line-break/>console.clear()<text:line-break/><text:line-break/>function verificarIdade(idadePessoa){<text:line-break/> <text:s/>if(idadePessoa &gt;= 18){<text:line-break/> <text:s text:c="3"/>console.log('Pode acessar o site!')<text:line-break/> <text:s/>} else if(idadePessoa === 16){<text:line-break/> <text:s text:c="3"/>console.log('Aguarde mais dois anos!')<text:line-break/> <text:s/>} else{<text:line-break/> <text:s text:c="3"/>console.log('Não pode acessar o site!')<text:line-break/> <text:s/>}<text:line-break/>}<text:line-break/>verificarIdade(18)<text:line-break/><text:line-break/>let notas_do_aluno = [4, 8, 7, 9]<text:line-break/>let peso = 1.2<text:line-break/><text:line-break/>function calcularMedia(notas_do_aluno, peso){<text:line-break/> <text:s/>for(let i = 0; i &lt; notas_do_aluno.length; i++){<text:line-break/> <text:s text:c="3"/>//.length retorna o tamanho <text:line-break/> <text:s text:c="3"/>console.log(notas_do_aluno[i] * peso)<text:line-break/> <text:s/>}<text:line-break/>}<text:line-break/>calcularMedia(notas_do_aluno, peso)<text:line-break/>console.clear()<text:line-break/><text:line-break/>//Desvio condicional simples<text:line-break/>function sorteio(numero){<text:line-break/><text:soft-page-break/> <text:s/>//ganha se for par<text:line-break/> <text:s/>if(numero % 2 === 0){<text:line-break/> <text:s text:c="3"/>console.log('Ganhou!')<text:line-break/> <text:s/>}<text:line-break/>}<text:line-break/>sorteio(22)<text:line-break/><text:line-break/>//Desvio condicional composto<text:line-break/>function aprovacao(nota){<text:line-break/> <text:s/>if(nota &lt; 0 || nota &gt; 10){<text:line-break/> <text:s text:c="3"/>console.log('Nota inválida!')<text:line-break/> <text:s/>}<text:line-break/> <text:s/>else { <text:line-break/> <text:s text:c="5"/>if(nota &gt;= 6){<text:line-break/> <text:s text:c="7"/>console.log('Aluno aprovado!')<text:line-break/> <text:s text:c="5"/>} else{<text:line-break/> <text:s text:c="11"/>console.log('Aluno reprovado!')<text:line-break/> <text:s text:c="7"/>}<text:line-break/> <text:s/>}<text:line-break/>}<text:line-break/>aprovacao(7.5)<text:line-break/><text:line-break/>console.clear()<text:line-break/>//Laços de repetição: forEach; for; for...in; for...of<text:line-break/>//forEach -&gt; percorre uma lista de itens e retorna parte deles, todos<text:line-break/>//ou executa operações em cada um desses itens<text:line-break/><text:line-break/>let cores = ['azul', 'verde', 'vermelho', 'amarelo']<text:line-break/>cores.forEach((cor, i) =&gt; console.log(` ${i} - ` + cor));<text:line-break/>//usando ` ${i} - ` o valor e tipo dentro da chave não é alterado<text:line-break/>//é possível fazer concatenando também: i + ' - ' + cor<text:line-break/>console.clear()<text:line-break/>//for<text:line-break/>for(let i = 0; i &lt; cores.length; i++){<text:line-break/> <text:s/>console.log(cores[i])<text:line-break/>}<text:line-break/>console.clear()<text:line-break/>//for...of<text:line-break/>for(let cor of cores){//elementos do vetor<text:line-break/> <text:s/>console.log(cor)<text:line-break/>}<text:line-break/>console.clear()<text:line-break/>//for...in<text:line-break/>for(let cor in cores){//posições dos elementos no vetor <text:line-break/> <text:s/>console.log(cor)<text:line-break/>}<text:line-break/><text:line-break/>let notas_musicais = {nota1: 'dó', nota2: 'ré', nota3: 'mi'};<text:line-break/>for(let nota in notas_musicais){<text:line-break/> <text:s/>//a chave do objeto (o que vem antes)<text:line-break/> <text:s/>console.log(nota)<text:line-break/>}</text:p>
      <text:p text:style-name="Standard"><text:soft-page-break/>console.clear()<text:line-break/><text:line-break/>//Algoritmo de reajuste salarial<text:line-break/>function reajusteSalarial(salario){<text:line-break/> <text:s/>if(salario &lt; 2000)<text:line-break/> <text:s text:c="3"/>salario = salario * 1.1<text:line-break/> <text:s/>else {<text:line-break/> <text:s text:c="3"/>if(salario &gt;= 2000 &amp;&amp; salario &lt;= 5000)<text:line-break/> <text:s text:c="5"/>salario = salario * 1.08<text:line-break/> <text:s text:c="3"/>else {<text:line-break/> <text:s text:c="5"/>salario = salario * 1.06<text:line-break/> <text:s text:c="3"/>}<text:line-break/> <text:s text:c="2"/>}<text:line-break/> <text:s text:c="2"/>return salario<text:line-break/>}<text:line-break/>console.log('Salário reajustado: R$ ' + reajusteSalarial(6000))</text:p>
      <text:p text:style-name="Standard"/>
      <text:p text:style-name="Standard">console.clear()<text:line-break/>//Vetor<text:line-break/>let array = [55, 'verde', 7.9]<text:line-break/>console.log(array[array.length - 1])<text:line-break/>//vetor array unidimensional [9, 8, 7]<text:line-break/>//matriz é um array multidimensional [[9], [9], [9, 7, 8]]<text:line-break/>array.map((item, i) =&gt; console.log(`[${i}] = ` + item));</text:p>
      <text:p text:style-name="Standard"/>
      <text:p text:style-name="Standard">console.clear()<text:line-break/>//Objetos<text:line-break/>let obj = {<text:line-break/> <text:s/>cor_1: 'azul', //colocar vírgula<text:line-break/> <text:s/>cor_2: 'verde'<text:line-break/>}<text:line-break/>obj['cor_3'] = 'vermelho'<text:line-break/>console.log(obj)<text:line-break/>console.log(obj['cor_1'])//obj.cor_1<text:line-break/><text:line-break/>let NOME = 'nome'<text:line-break/>obj[NOME] = 'Michael Jackson'<text:line-break/>console.log(obj)<text:line-break/><text:line-break/>//Exemplo<text:line-break/>console.clear()<text:line-break/>//if(obj.cor_4.jj){ Não existe esse objeto e retorna erro<text:line-break/> <text:s/>//console.log(obj)<text:line-break/>//}<text:line-break/>//Optional chaining usando o ? não retorna erro<text:line-break/>if(obj.cor_4?.jj){ //Só não encontrou<text:line-break/> <text:s/>console.log(obj)<text:line-break/>}</text:p>
      <text:p text:style-name="Standard"/>
      <text:p text:style-name="Standard"/>
      <text:p text:style-name="Standard"/>
      <text:p text:style-name="Standard"/>
      <text:p text:style-name="Standard"><text:soft-page-break/>//Desafio Final<text:line-break/><text:line-break/>function listagemAlunos() {<text:line-break/> <text:s/>alunos.map((lista) =&gt; {<text:line-break/> <text:s text:c="3"/>return console.log(`Nome: ${lista.nome} ${lista.sobrenome}<text:line-break/>Nota: ${lista.mediaDeNotas}<text:line-break/>Situação: ${lista.mediaDeNotas &lt; 7 ? "Reprovado" : "Aprovado"}`);<text:line-break/> <text:s/>});<text:line-break/>}<text:line-break/><text:line-break/>const alunos = [<text:line-break/> <text:s/>{<text:line-break/> <text:s text:c="3"/>nome: "José",<text:line-break/> <text:s text:c="3"/>sobrenome: "Rico",<text:line-break/> <text:s text:c="3"/>mediaDeNotas: 7.5<text:line-break/> <text:s/>},<text:line-break/> <text:s/>{<text:line-break/> <text:s text:c="3"/>nome: "Ariana",<text:line-break/> <text:s text:c="3"/>sobrenome: "Grande",<text:line-break/> <text:s text:c="3"/>mediaDeNotas: 8.5<text:line-break/> <text:s/>},<text:line-break/> <text:s/>{<text:line-break/> <text:s text:c="3"/>nome: "Tony",<text:line-break/> <text:s text:c="3"/>sobrenome: "Stark",<text:line-break/> <text:s text:c="3"/>mediaDeNotas: 10<text:line-break/> <text:s/>},<text:line-break/> <text:s/>{<text:line-break/> <text:s text:c="3"/>nome: "Bruce",<text:line-break/> <text:s text:c="3"/>sobrenome: "Banner",<text:line-break/> <text:s text:c="3"/>mediaDeNotas: 10<text:line-break/> <text:s/>},<text:line-break/> <text:s/>{<text:line-break/> <text:s text:c="3"/>nome: "Jhon",<text:line-break/> <text:s text:c="3"/>sobrenome: "Cena",<text:line-break/> <text:s text:c="3"/>mediaDeNotas: 6.0<text:line-break/> <text:s/>},<text:line-break/> <text:s/>{<text:line-break/> <text:s text:c="3"/>nome: "Jake",<text:line-break/> <text:s text:c="3"/>sobrenome: "Peralta",<text:line-break/> <text:s text:c="3"/>mediaDeNotas: 5.0<text:line-break/> <text:s/>},<text:line-break/> <text:s/>{<text:line-break/> <text:s text:c="3"/>nome: "Rosa",<text:line-break/> <text:s text:c="3"/>sobrenome: "Dias",<text:line-break/> <text:s text:c="3"/>mediaDeNotas: 7.8<text:line-break/> <text:s/>},<text:line-break/> <text:s/>{<text:line-break/> <text:s text:c="3"/>nome: "Nick",<text:line-break/> <text:s text:c="3"/>sobrenome: "Jonas",<text:line-break/> <text:s text:c="3"/>mediaDeNotas: 4.3<text:line-break/> <text:s/>},<text:line-break/> <text:s/>{<text:line-break/><text:soft-page-break/> <text:s text:c="3"/>nome: "Bruno",<text:line-break/> <text:s text:c="3"/>sobrenome: "Mars",<text:line-break/> <text:s text:c="3"/>mediaDeNotas: 8.9<text:line-break/> <text:s/>},<text:line-break/> <text:s/>{<text:line-break/> <text:s text:c="3"/>nome: "Eren",<text:line-break/> <text:s text:c="3"/>sobrenome: "Yeager",<text:line-break/> <text:s text:c="3"/>mediaDeNotas: 10<text:line-break/> <text:s/>}<text:line-break/>];<text:line-break/><text:line-break/>listagemAlunos(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01:15:22.450000000</meta:creation-date>
    <dc:date>2021-09-17T04:36:10.388000000</dc:date>
    <meta:editing-duration>PT6H4M12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7" meta:paragraph-count="5" meta:word-count="952" meta:character-count="6888" meta:non-whitespace-character-count="5570"/>
  </office:meta>
</office:document-meta>
</file>